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table:formula="of:=[.A2]-103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2]-[.A1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3]-[.A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4]-[.A3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5]-[.A4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6]-[.A5]" office:value-type="float" office:value="103" calcext:value-type="float">
            <text:p>103</text:p>
          </table:table-cell>
        </table:table-row>
        <table:table-row table:style-name="ro1">
          <table:table-cell table:formula="of:=[.A6]+103" office:value-type="float" office:value="660" calcext:value-type="float">
            <text:p>6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0:10:50.397017500</meta:creation-date>
    <dc:date>2024-12-14T10:21:59.435204131</dc:date>
    <meta:editing-duration>PT11M11S</meta:editing-duration>
    <meta:editing-cycles>2</meta:editing-cycles>
    <meta:generator>LibreOffice/24.2.7.2$Linux_X86_64 LibreOffice_project/420$Build-2</meta:generator>
    <meta:document-statistic meta:table-count="1" meta:cell-count="12" meta:object-count="0"/>
  </office:meta>
</office:document-meta>
</file>